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LT Std1" svg:font-family="'Helvetica LT Std'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  <style:text-properties style:font-name="Times New Roman1" fo:font-size="10pt" style:font-size-asian="10pt" style:font-size-complex="10pt"/>
    </style:style>
    <style:style style:name="P3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T1" style:family="text">
      <style:text-properties style:font-name="Helvetica LT Std" fo:font-weight="bold" style:font-weight-asian="bold" style:font-name-complex="Helvetica LT Std" style:font-weight-complex="bold"/>
    </style:style>
    <style:style style:name="T2" style:family="text">
      <style:text-properties style:font-name="Palatino Linotype" fo:font-weight="normal" style:font-weight-asian="normal" style:font-name-complex="Palatino Linotype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Helvetica LT Std1"/>
    </style:style>
    <style:style style:name="T5" style:family="text">
      <style:text-properties style:font-name="Helvetica LT Std1" fo:font-weight="bold" style:font-weight-asian="bold" style:font-weight-complex="bold"/>
    </style:style>
    <style:style style:name="T6" style:family="text">
      <style:text-properties style:font-name="Helvetica LT Std1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fo:background-color="#f8f9fa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tlinks">
        <text:h text:style-name="Heading_20_1" text:outline-level="1">Farsi Swadesh list</text:h>
        <text:p text:style-name="P3">1 <text:span text:style-name="T8">Я</text:span> <text:span text:style-name="T6">man</text:span> مَن</text:p>
        <text:p text:style-name="P2">2 Ты <text:span text:style-name="T1">to/tu </text:span><text:span text:style-name="T2">تو</text:span></text:p>
        <text:p text:style-name="P2">3 Мы <text:span text:style-name="T1">mā </text:span><text:span text:style-name="T2">ما</text:span></text:p>
        <text:p text:style-name="P2">4 Этот <text:span text:style-name="T1">in </text:span><text:span text:style-name="T2">این</text:span></text:p>
        <text:p text:style-name="P2">5 Тот <text:span text:style-name="T1">ān </text:span><text:span text:style-name="T2">آن</text:span></text:p>
        <text:p text:style-name="P2">6 Кто <text:span text:style-name="T1">ki </text:span><text:span text:style-name="T2">کی</text:span></text:p>
        <text:p text:style-name="P2">7 Что <text:span text:style-name="T1">che/chi </text:span><text:span text:style-name="T2">چِه</text:span></text:p>
        <text:p text:style-name="P2">8 Нет <text:span text:style-name="T1">na </text:span><text:span text:style-name="T2">نَه</text:span></text:p>
        <text:p text:style-name="P2">9 Все <text:span text:style-name="T1">hame/hama </text:span><text:span text:style-name="T2">همه</text:span></text:p>
        <text:p text:style-name="P2">10 Много <text:span text:style-name="T1">besyār <text:s/>· bas </text:span><text:span text:style-name="T2">بسیار · بس</text:span></text:p>
        <text:p text:style-name="P2">11 Один <text:span text:style-name="T1">yek/yak </text:span><text:span text:style-name="T2">یک</text:span></text:p>
        <text:p text:style-name="P2">12 Два <text:span text:style-name="T1">do </text:span><text:span text:style-name="T2">دو</text:span></text:p>
        <text:p text:style-name="P2">13 Большой <text:span text:style-name="T1">bozorg </text:span><text:span text:style-name="T2">بُزُرگ</text:span></text:p>
        <text:p text:style-name="P2">14 Длинный <text:span text:style-name="T1">boland </text:span><text:span text:style-name="T2">بُلَند</text:span></text:p>
        <text:p text:style-name="P2">15 Малый <text:span text:style-name="T1">kuchek </text:span><text:span text:style-name="T2">کوچِک</text:span></text:p>
        <text:p text:style-name="P2">16 Женщина <text:span text:style-name="T1">zan </text:span><text:span text:style-name="T2">زَن</text:span></text:p>
        <text:p text:style-name="P2">17 Мужчина <text:span text:style-name="T1">mard </text:span><text:span text:style-name="T2">مَرد</text:span></text:p>
        <text:p text:style-name="P2">18 Человек <text:span text:style-name="T1">nafar · fard · shaxs · ensān </text:span><text:span text:style-name="T2">اِنسان · شَخص · فَرد · نَفَر</text:span></text:p>
        <text:p text:style-name="P2">19 Птица <text:span text:style-name="T1">parande </text:span><text:span text:style-name="T2">پَرَندِه</text:span></text:p>
        <text:p text:style-name="P2">20 Собака <text:span text:style-name="T1">sag </text:span><text:span text:style-name="T2">سَگ</text:span></text:p>
        <text:p text:style-name="P2">21 Вошь <text:span text:style-name="T1">shepesh </text:span><text:span text:style-name="T2">شِپِش</text:span></text:p>
        <text:p text:style-name="P2">22 Дерево <text:span text:style-name="T1">deraxt </text:span><text:span text:style-name="T2">دِرَخت</text:span></text:p>
        <text:p text:style-name="P2">23 Семя <text:span text:style-name="T1">dāne · toxm </text:span><text:span text:style-name="T2">دانِه| · تُخم</text:span></text:p>
        <text:p text:style-name="P2">24 Лист <text:span text:style-name="T1">barg </text:span><text:span text:style-name="T2">بَرگ</text:span></text:p>
        <text:p text:style-name="P2">25 Корень <text:span text:style-name="T1">rishe </text:span><text:span text:style-name="T2">ریشِه</text:span></text:p>
        <text:p text:style-name="P2">26 Кора <text:span text:style-name="T1">pustederaxt </text:span><text:span text:style-name="T2">پوستِ دِرَخت</text:span></text:p>
        <text:p text:style-name="P2">27 Кожа <text:span text:style-name="T1">pust </text:span><text:span text:style-name="T2">پوست</text:span></text:p>
        <text:p text:style-name="P2">28 Мясо <text:span text:style-name="T1">gusht </text:span><text:span text:style-name="T2">گوشت</text:span></text:p>
        <text:p text:style-name="P2">29 Кровь <text:span text:style-name="T1">xun </text:span><text:span text:style-name="T2">خون</text:span></text:p>
        <text:p text:style-name="P2">30 Кость <text:span text:style-name="T1">ostoxān </text:span><text:span text:style-name="T2">اُستُخوان</text:span></text:p>
        <text:p text:style-name="P2">31 Жир (n.) <text:span text:style-name="T1">roqan · charbi </text:span><text:span text:style-name="T2">رَوغَن · چَربی</text:span></text:p>
        <text:p text:style-name="P2">32 Огонь <text:span text:style-name="T1">ātesh </text:span><text:span text:style-name="T2">آتِش</text:span></text:p>
        <text:p text:style-name="P2">33 Яйцо <text:span text:style-name="T1">toxm </text:span><text:span text:style-name="T2">تُخم</text:span></text:p>
        <text:p text:style-name="P2">34 Рожок <text:span text:style-name="T1">shāx </text:span><text:span text:style-name="T2">شاخ</text:span></text:p>
        <text:p text:style-name="P2">35 Хвост <text:span text:style-name="T1">dom </text:span><text:span text:style-name="T2">دُم</text:span></text:p>
        <text:p text:style-name="P2">36 Перо <text:span text:style-name="T1">par </text:span><text:span text:style-name="T2">پَر</text:span></text:p>
        <text:p text:style-name="P2">37 Рыба <text:span text:style-name="T1">māhi </text:span><text:span text:style-name="T2">ماهی</text:span></text:p>
        <text:p text:style-name="P2">38 Волосы <text:span text:style-name="T1">mu </text:span><text:span text:style-name="T2">مو</text:span></text:p>
        <text:p text:style-name="P2">39 Голова <text:span text:style-name="T1">sar </text:span><text:span text:style-name="T2">سَر</text:span></text:p>
        <text:p text:style-name="P2">40 Ухо <text:span text:style-name="T1">gush </text:span><text:span text:style-name="T2">گوش</text:span></text:p>
        <text:p text:style-name="P2">41 Глаз <text:span text:style-name="T1">cheshm </text:span><text:span text:style-name="T2">چِشم</text:span></text:p>
        <text:p text:style-name="P2">42 Ноготь <text:span text:style-name="T1">nāxun </text:span><text:span text:style-name="T2">ناخون</text:span></text:p>
        <text:p text:style-name="P2">43 Нос <text:span text:style-name="T1">damāq · bini </text:span><text:span text:style-name="T2">دَماغ, بینی</text:span></text:p>
        <text:p text:style-name="P2">44 Рот <text:span text:style-name="T1">dahān </text:span><text:span text:style-name="T2">دَهان</text:span></text:p>
        <text:p text:style-name="P2">45 Зуб <text:span text:style-name="T1">dandān </text:span><text:span text:style-name="T2">دَندان</text:span></text:p>
        <text:p text:style-name="P2">46 Язык <text:span text:style-name="T1">zabān </text:span><text:span text:style-name="T2">زَبان</text:span></text:p>
        <text:p text:style-name="P2">47 Стопа <text:span text:style-name="T1">pā </text:span><text:span text:style-name="T2">پا</text:span></text:p>
        <text:p text:style-name="P2">48 Колено <text:span text:style-name="T1">zānu </text:span><text:span text:style-name="T2">زانو</text:span></text:p>
        <text:p text:style-name="P2">49 Рука <text:span text:style-name="T1">dast </text:span><text:span text:style-name="T2">دَست</text:span></text:p>
        <text:p text:style-name="P2">50 Живот <text:span text:style-name="T1">shekam </text:span><text:span text:style-name="T2">شِکم</text:span></text:p>
        <text:p text:style-name="P2">51 Шея <text:span text:style-name="T1">gardan </text:span><text:span text:style-name="T2">گَردَن</text:span></text:p>
        <text:p text:style-name="P2">52 Грудь <text:span text:style-name="T1">pestān </text:span><text:span text:style-name="T2">پِستان</text:span></text:p>
        <text:p text:style-name="P2">53 Сердце <text:span text:style-name="T1">del · qalb </text:span><text:span text:style-name="T2">دِل · قَلب</text:span></text:p>
        <text:p text:style-name="P2">54 Печень <text:span text:style-name="T1">jegar </text:span><text:span text:style-name="T2">جِگَر</text:span></text:p>
        <text:p text:style-name="P2">55 Пить <text:span text:style-name="T1">nushidan </text:span><text:span text:style-name="T2">نوشیدَن</text:span></text:p>
        <text:p text:style-name="P2">56 Есть <text:span text:style-name="T1">xordan </text:span><text:span text:style-name="T2">خَوردَن</text:span></text:p>
        <text:p text:style-name="P2">57 Кусать <text:span text:style-name="T1">gazidan </text:span><text:span text:style-name="T2">گَزیدَن</text:span></text:p>
        <text:p text:style-name="P2">58 Смотреть <text:span text:style-name="T1">didan </text:span><text:span text:style-name="T2">دیدَن</text:span></text:p>
        <text:p text:style-name="P2">59 Слушать <text:span text:style-name="T1">shenidan </text:span><text:span text:style-name="T2">شِنیدَن</text:span></text:p>
        <text:p text:style-name="P2">60 Знать <text:span text:style-name="T1">dānestan </text:span><text:span text:style-name="T2">دانِستَن</text:span></text:p>
        <text:p text:style-name="P2">61 Спать <text:span text:style-name="T1">xābidan </text:span><text:span text:style-name="T2">خوابیدَن</text:span></text:p>
        <text:p text:style-name="P2">62 Умирать <text:span text:style-name="T1">mordan </text:span><text:span text:style-name="T2">مُردَن</text:span></text:p>
        <text:p text:style-name="P2">63 Убивать <text:span text:style-name="T1">koʃtan </text:span><text:span text:style-name="T2">کشتَن</text:span></text:p>
        <text:p text:style-name="P2">64 Плавать <text:span text:style-name="T1">shenā kardan </text:span><text:span text:style-name="T2">شِنا کردَن</text:span></text:p>
        <text:p text:style-name="P2">65 Летать (v.) <text:span text:style-name="T1">paridan </text:span><text:span text:style-name="T2">پَریدَن</text:span></text:p>
        <text:p text:style-name="P2">66 Гулять <text:span text:style-name="T1">rāh raftan </text:span><text:span text:style-name="T2">راه رَفتَن</text:span></text:p>
        <text:p text:style-name="P2">67 Приходить <text:span text:style-name="T1">āmadan </text:span><text:span text:style-name="T2">آمَدَن</text:span></text:p>
        <text:p text:style-name="P2">68 Лгать <text:span text:style-name="T1">xābidan · derāz keʃidan </text:span><text:span text:style-name="T2">[[]]</text:span></text:p>
        <text:p text:style-name="P2">69 Сидеть <text:span text:style-name="T1">neshastan </text:span><text:span text:style-name="T2">نِشَستَن</text:span></text:p>
        <text:p text:style-name="P2">70 Стоять <text:span text:style-name="T1">istādan · pā ʃodan </text:span><text:span text:style-name="T2">پا شُدَن · ایستادَن</text:span></text:p>
        <text:p text:style-name="P2">71 Давать <text:span text:style-name="T1">dādan </text:span><text:span text:style-name="T2">دادَن</text:span></text:p>
        <text:p text:style-name="P2">72 Говорить <text:span text:style-name="T1">goftan </text:span><text:span text:style-name="T2">گُفتَن</text:span></text:p>
        <text:p text:style-name="P2">73 Солнце <text:span text:style-name="T1">xorshid · āftāb </text:span><text:span text:style-name="T2">خورشید · آفتاب</text:span></text:p>
        <text:p text:style-name="P2">74 Луна <text:span text:style-name="T1">māh </text:span><text:span text:style-name="T2">ماه</text:span></text:p>
        <text:p text:style-name="P2">75 Звезда <text:span text:style-name="T1">setāre </text:span><text:span text:style-name="T2">سِتارِه</text:span></text:p>
        <text:p text:style-name="P2">76 Вода <text:span text:style-name="T1">āb </text:span><text:span text:style-name="T2">آب</text:span></text:p>
        <text:p text:style-name="P2">77 Дождь <text:span text:style-name="T1">bārān </text:span><text:span text:style-name="T2">باران</text:span></text:p>
        <text:p text:style-name="P2">78 Камень <text:span text:style-name="T1">sang </text:span><text:span text:style-name="T2">سَنگ</text:span></text:p>
        <text:p text:style-name="P2">79 Песок <text:span text:style-name="T1">māseh </text:span><text:span text:style-name="T2">ماسِه</text:span></text:p>
        <text:p text:style-name="P2">80 Земля <text:span text:style-name="T1">zamin </text:span><text:span text:style-name="T2">زَمین</text:span></text:p>
        <text:p text:style-name="P2">81 Облако <text:span text:style-name="T1">abr </text:span><text:span text:style-name="T2">اَبر</text:span></text:p>
        <text:p text:style-name="P2">82 Дым <text:span text:style-name="T1">dud </text:span><text:span text:style-name="T2">دود</text:span></text:p>
        <text:p text:style-name="P2">83 Зола <text:span text:style-name="T1">xākestar </text:span><text:span text:style-name="T2">خاکستَر</text:span></text:p>
        <text:p text:style-name="P2">84 Гореть <text:span text:style-name="T1">suzāndan (tr.) · suxtan (intr.) </text:span><text:span text:style-name="T2">سوزاندَن · سوختَن</text:span></text:p>
        <text:p text:style-name="P2">85 Дорога <text:span text:style-name="T1">rāh · jāde · xiābān </text:span><text:span text:style-name="T2">راه</text:span></text:p>
        <text:p text:style-name="P2">86 Гора <text:span text:style-name="T1">kuh </text:span><text:span text:style-name="T2">کوه</text:span></text:p>
        <text:p text:style-name="P2">87 Красный <text:span text:style-name="T1">qermez · sorx </text:span><text:span text:style-name="T2">قِرمِز · سُرخ</text:span></text:p>
        <text:p text:style-name="P2">88 Зелёный <text:span text:style-name="T1">sabz </text:span><text:span text:style-name="T2">سَبز</text:span></text:p>
        <text:p text:style-name="P2">89 Жёлтый <text:span text:style-name="T1">zard </text:span><text:span text:style-name="T2">زَرد</text:span></text:p>
        <text:p text:style-name="P2">90 Белый <text:span text:style-name="T1">sefid </text:span><text:span text:style-name="T2">سِفید</text:span></text:p>
        <text:p text:style-name="P2">91 Черный <text:span text:style-name="T1">siāh </text:span><text:span text:style-name="T2">سیاه</text:span></text:p>
        <text:p text:style-name="P2">92 Ночь <text:span text:style-name="T1">shab </text:span><text:span text:style-name="T2">شَب</text:span></text:p>
        <text:p text:style-name="P2">93 Горячий <text:span text:style-name="T1">garm </text:span><text:span text:style-name="T2">گَرم</text:span></text:p>
        <text:p text:style-name="P2">94 Холодный <text:span text:style-name="T1">sard </text:span><text:span text:style-name="T2">سَرد</text:span></text:p>
        <text:p text:style-name="P2">95 Полный <text:span text:style-name="T1">pur </text:span><text:span text:style-name="T2">پُر</text:span></text:p>
        <text:p text:style-name="P2">96 Новый <text:span text:style-name="T1">now · tāze </text:span><text:span text:style-name="T2">نَو · تازِه</text:span></text:p>
        <text:p text:style-name="P2">97 Хороший <text:span text:style-name="T1">xub </text:span><text:span text:style-name="T2">خوب</text:span></text:p>
        <text:p text:style-name="P2">98 Круглый <text:span text:style-name="T1">gerd </text:span><text:span text:style-name="T2">گِرد</text:span></text:p>
        <text:p text:style-name="P2">99 Сухой <text:span text:style-name="T1">xoshk </text:span><text:span text:style-name="T2">خُشک</text:span></text:p>
        <text:p text:style-name="P1"><text:span text:style-name="T3">100 Имя </text:span><text:span text:style-name="T1">nām · esm </text:span><text:span text:style-name="T2">نام · اِسم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LT Std1" svg:font-family="'Helvetica LT Std'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Arial1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 style:font-family-complex="'Times New Roman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fo:background-color="transparent" style:writing-mode="lr-tb" draw:fill="none" draw:fill-color="#99ccff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Щ*ДЕ? эжщшп</meta:initial-creator>
    <meta:creation-date>2017-08-28T20:44:41</meta:creation-date>
    <meta:generator>LibreOffice/5.1.6.2$Linux_X86_64 LibreOffice_project/10m0$Build-2</meta:generator>
    <dc:date>2018-02-01T08:24:22.088927288</dc:date>
    <meta:editing-duration>PT23H37M21S</meta:editing-duration>
    <meta:editing-cycles>20</meta:editing-cycles>
    <meta:document-statistic meta:table-count="0" meta:image-count="0" meta:object-count="0" meta:page-count="1" meta:paragraph-count="101" meta:word-count="476" meta:character-count="2150" meta:non-whitespace-character-count="1774"/>
  </office:meta>
</office:document-meta>
</file>